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style:diagonal-bl-tr="0.06pt solid #000000" style:diagonal-tl-br="0.06pt solid #000000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  <style:style style:name="ce20" style:family="table-cell" style:parent-style-name="Default">
      <style:table-cell-properties fo:border-bottom="none" fo:border-left="none" fo:border-right="0.74pt solid #000000" fo:border-top="0.74pt solid #000000"/>
    </style:style>
    <style:style style:name="ce21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8"/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18"/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18"/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18"/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">
          <table:table-cell table:style-name="ce1"/>
          <table:table-cell table:style-name="ce1" office:value-type="string" calcext:value-type="string" table:number-columns-spanned="28" table:number-rows-spanned="1">
            <text:p>PROGRAM1</text:p>
          </table:table-cell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style-name="Default"/>
        </table:table-row>
        <table:table-row table:style-name="ro1">
          <table:table-cell table:style-name="ce2"/>
          <table:table-cell table:style-name="ce3" office:value-type="string" calcext:value-type="string" table:number-columns-spanned="7" table:number-rows-spanned="1">
            <text:p>8, 8</text:p>
          </table:table-cell>
          <table:covered-table-cell table:number-columns-repeated="5" table:style-name="ce9"/>
          <table:covered-table-cell table:style-name="ce17"/>
          <table:table-cell table:style-name="ce3" office:value-type="string" calcext:value-type="string" table:number-columns-spanned="7" table:number-rows-spanned="1">
            <text:p>8, 16</text:p>
          </table:table-cell>
          <table:covered-table-cell table:number-columns-repeated="5" table:style-name="ce9"/>
          <table:covered-table-cell table:style-name="ce17"/>
          <table:table-cell table:style-name="ce3" office:value-type="string" calcext:value-type="string" table:number-columns-spanned="7" table:number-rows-spanned="1">
            <text:p>16, 8</text:p>
          </table:table-cell>
          <table:covered-table-cell table:number-columns-repeated="5" table:style-name="ce9"/>
          <table:covered-table-cell table:style-name="ce17"/>
          <table:table-cell table:style-name="ce3" office:value-type="string" calcext:value-type="string" table:number-columns-spanned="7" table:number-rows-spanned="1">
            <text:p>16, 16</text:p>
          </table:table-cell>
          <table:covered-table-cell table:number-columns-repeated="5" table:style-name="ce9"/>
          <table:covered-table-cell table:style-name="ce17"/>
        </table:table-row>
        <table:table-row table:style-name="ro1"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5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5" table:number-rows-spanned="1">
            <text:p>Blocks=2, Ways=0</text:p>
          </table:table-cell>
          <table:covered-table-cell table:number-columns-repeated="4" table:style-name="ce1"/>
          <table:table-cell table:number-columns-repeated="2"/>
          <table:table-cell table:style-name="ce11" office:value-type="string" calcext:value-type="string" table:number-columns-spanned="5" table:number-rows-spanned="1">
            <text:p>Blocks=2, Ways=0</text:p>
          </table:table-cell>
          <table:covered-table-cell table:number-columns-repeated="4" table:style-name="ce1"/>
          <table:table-cell table:number-columns-repeated="2"/>
          <table:table-cell table:style-name="ce11" office:value-type="string" calcext:value-type="string" table:number-columns-spanned="5" table:number-rows-spanned="1">
            <text:p>Blocks=2, Ways=0</text:p>
          </table:table-cell>
          <table:covered-table-cell table:number-columns-repeated="4" table:style-name="ce1"/>
          <table:table-cell table:number-columns-repeated="2"/>
          <table:table-cell table:style-name="ce11" office:value-type="string" calcext:value-type="string" table:number-columns-spanned="5" table:number-rows-spanned="1">
            <text:p>Blocks=2, Ways=0</text:p>
          </table:table-cell>
          <table:covered-table-cell table:number-columns-repeated="4" table:style-name="ce1"/>
          <table:table-cell/>
        </table:table-row>
        <table:table-row table:style-name="ro2">
          <table:table-cell table:number-columns-repeated="2"/>
          <table:table-cell table:style-name="ce11" office:value-type="string" calcext:value-type="string">
            <text:p>Line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number-columns-repeated="2"/>
          <table:table-cell table:style-name="ce11" office:value-type="string" calcext:value-type="string">
            <text:p>Line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number-columns-repeated="2"/>
          <table:table-cell table:style-name="ce11" office:value-type="string" calcext:value-type="string">
            <text:p>Line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number-columns-repeated="2"/>
          <table:table-cell table:style-name="ce11" office:value-type="string" calcext:value-type="string">
            <text:p>Line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TRUNC(100*[.E7]/([.E7]+[.F7]); 2)" office:value-type="float" office:value="74.24" calcext:value-type="float">
            <text:p>74.24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7" calcext:value-type="float">
            <text:p>17</text:p>
          </table:table-cell>
          <table:table-cell table:style-name="ce1" table:formula="of:=[.E7]+[.F7]" office:value-type="float" office:value="66" calcext:value-type="float">
            <text:p>66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TRUNC([.L7]/([.L7]+[.M7])*100; 2)" office:value-type="float" office:value="74.61" calcext:value-type="float">
            <text:p>74.6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3" calcext:value-type="float">
            <text:p>33</text:p>
          </table:table-cell>
          <table:table-cell table:style-name="ce1" table:formula="of:=[.L7]+[.M7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TRUNC([.S7]/([.S7]+[.T7])*100; 2)" office:value-type="float" office:value="74.61" calcext:value-type="float">
            <text:p>74.6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3" calcext:value-type="float">
            <text:p>33</text:p>
          </table:table-cell>
          <table:table-cell table:style-name="ce1" table:formula="of:=[.S7]+[.T7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TRUNC([.Z7]/([.Z7]+[.AA7])*100; 2)" office:value-type="float" office:value="74.8" calcext:value-type="float">
            <text:p>74.8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65" calcext:value-type="float">
            <text:p>65</text:p>
          </table:table-cell>
          <table:table-cell table:style-name="ce1" table:formula="of:=[.Z7]+[.AA7]" office:value-type="float" office:value="258" calcext:value-type="float">
            <text:p>258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TRUNC([.E8]/([.E8]+[.F8])*100; 2)" office:value-type="float" office:value="74.24" calcext:value-type="float">
            <text:p>74.24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7" calcext:value-type="float">
            <text:p>17</text:p>
          </table:table-cell>
          <table:table-cell table:style-name="ce1" table:formula="of:=[.E8]+[.F8]" office:value-type="float" office:value="66" calcext:value-type="float">
            <text:p>66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TRUNC([.L8]/([.L8]+[.M8])*100; 2)" office:value-type="float" office:value="74.61" calcext:value-type="float">
            <text:p>74.6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3" calcext:value-type="float">
            <text:p>33</text:p>
          </table:table-cell>
          <table:table-cell table:style-name="ce1" table:formula="of:=[.L8]+[.M8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TRUNC([.S8]/([.S8]+[.T8])*100; 2)" office:value-type="float" office:value="74.61" calcext:value-type="float">
            <text:p>74.6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3" calcext:value-type="float">
            <text:p>33</text:p>
          </table:table-cell>
          <table:table-cell table:style-name="ce1" table:formula="of:=[.S8]+[.T8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TRUNC([.Z8]/([.Z8]+[.AA8])*100; 2)" office:value-type="float" office:value="74.8" calcext:value-type="float">
            <text:p>74.8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65" calcext:value-type="float">
            <text:p>65</text:p>
          </table:table-cell>
          <table:table-cell table:style-name="ce1" table:formula="of:=[.Z8]+[.AA8]" office:value-type="float" office:value="258" calcext:value-type="float">
            <text:p>258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3" calcext:value-type="float">
            <text:p>3</text:p>
          </table:table-cell>
          <table:table-cell table:style-name="ce11" table:formula="of:=TRUNC([.E9]/([.E9]+[.F9])*100; 2)" office:value-type="float" office:value="74.24" calcext:value-type="float">
            <text:p>74.24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7" calcext:value-type="float">
            <text:p>17</text:p>
          </table:table-cell>
          <table:table-cell table:style-name="ce1" table:formula="of:=[.E9]+[.F9]" office:value-type="float" office:value="66" calcext:value-type="float">
            <text:p>66</text:p>
          </table:table-cell>
          <table:table-cell table:number-columns-repeated="2"/>
          <table:table-cell table:style-name="ce11" office:value-type="float" office:value="3" calcext:value-type="float">
            <text:p>3</text:p>
          </table:table-cell>
          <table:table-cell table:style-name="ce11" table:formula="of:=TRUNC([.L9]/([.L9]+[.M9])*100; 2)" office:value-type="float" office:value="74.61" calcext:value-type="float">
            <text:p>74.6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3" calcext:value-type="float">
            <text:p>33</text:p>
          </table:table-cell>
          <table:table-cell table:style-name="ce1" table:formula="of:=[.L9]+[.M9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3" calcext:value-type="float">
            <text:p>3</text:p>
          </table:table-cell>
          <table:table-cell table:style-name="ce11" table:formula="of:=TRUNC([.S9]/([.S9]+[.T9])*100; 2)" office:value-type="float" office:value="74.61" calcext:value-type="float">
            <text:p>74.6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3" calcext:value-type="float">
            <text:p>33</text:p>
          </table:table-cell>
          <table:table-cell table:style-name="ce1" table:formula="of:=[.S9]+[.T9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3" calcext:value-type="float">
            <text:p>3</text:p>
          </table:table-cell>
          <table:table-cell table:style-name="ce11" table:formula="of:=TRUNC([.Z9]/([.Z9]+[.AA9])*100; 2)" office:value-type="float" office:value="74.8" calcext:value-type="float">
            <text:p>74.8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65" calcext:value-type="float">
            <text:p>65</text:p>
          </table:table-cell>
          <table:table-cell table:style-name="ce1" table:formula="of:=[.Z9]+[.AA9]" office:value-type="float" office:value="258" calcext:value-type="float">
            <text:p>258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1" table:formula="of:=TRUNC([.E10]/([.E10]+[.F10])*100; 2)" office:value-type="float" office:value="74.24" calcext:value-type="float">
            <text:p>74.24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7" calcext:value-type="float">
            <text:p>17</text:p>
          </table:table-cell>
          <table:table-cell table:style-name="ce1" table:formula="of:=[.E10]+[.F10]" office:value-type="float" office:value="66" calcext:value-type="float">
            <text:p>66</text:p>
          </table:table-cell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1" table:formula="of:=TRUNC([.L10]/([.L10]+[.M10])*100; 2)" office:value-type="float" office:value="74.61" calcext:value-type="float">
            <text:p>74.6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3" calcext:value-type="float">
            <text:p>33</text:p>
          </table:table-cell>
          <table:table-cell table:style-name="ce1" table:formula="of:=[.L10]+[.M10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1" table:formula="of:=TRUNC([.S10]/([.S10]+[.T10])*100; 2)" office:value-type="float" office:value="74.61" calcext:value-type="float">
            <text:p>74.6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3" calcext:value-type="float">
            <text:p>33</text:p>
          </table:table-cell>
          <table:table-cell table:style-name="ce1" table:formula="of:=[.S10]+[.T10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1" table:formula="of:=TRUNC([.Z10]/([.Z10]+[.AA10])*100; 2)" office:value-type="float" office:value="74.8" calcext:value-type="float">
            <text:p>74.8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65" calcext:value-type="float">
            <text:p>65</text:p>
          </table:table-cell>
          <table:table-cell table:style-name="ce1" table:formula="of:=[.Z10]+[.AA10]" office:value-type="float" office:value="258" calcext:value-type="float">
            <text:p>258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11" table:formula="of:=TRUNC([.E11]/([.E11]+[.F11])*100; 2)" office:value-type="float" office:value="74.24" calcext:value-type="float">
            <text:p>74.24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7" calcext:value-type="float">
            <text:p>17</text:p>
          </table:table-cell>
          <table:table-cell table:style-name="ce1" table:formula="of:=[.E11]+[.F11]" office:value-type="float" office:value="66" calcext:value-type="float">
            <text:p>66</text:p>
          </table:table-cell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11" table:formula="of:=TRUNC([.L11]/([.L11]+[.M11])*100; 2)" office:value-type="float" office:value="74.61" calcext:value-type="float">
            <text:p>74.6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3" calcext:value-type="float">
            <text:p>33</text:p>
          </table:table-cell>
          <table:table-cell table:style-name="ce1" table:formula="of:=[.L11]+[.M11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11" table:formula="of:=TRUNC([.S11]/([.S11]+[.T11])*100; 2)" office:value-type="float" office:value="74.61" calcext:value-type="float">
            <text:p>74.6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3" calcext:value-type="float">
            <text:p>33</text:p>
          </table:table-cell>
          <table:table-cell table:style-name="ce1" table:formula="of:=[.S11]+[.T11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11" table:formula="of:=TRUNC([.Z11]/([.Z11]+[.AA11])*100; 2)" office:value-type="float" office:value="74.8" calcext:value-type="float">
            <text:p>74.8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65" calcext:value-type="float">
            <text:p>65</text:p>
          </table:table-cell>
          <table:table-cell table:style-name="ce1" table:formula="of:=[.Z11]+[.AA11]" office:value-type="float" office:value="258" calcext:value-type="float">
            <text:p>258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ce12" table:number-columns-repeated="5"/>
          <table:table-cell table:number-columns-repeated="2"/>
          <table:table-cell table:style-name="ce12" table:number-columns-repeated="5"/>
          <table:table-cell table:number-columns-repeated="2"/>
          <table:table-cell table:style-name="ce12" table:number-columns-repeated="5"/>
          <table:table-cell table:number-columns-repeated="2"/>
          <table:table-cell table:style-name="ce12" table:number-columns-repeated="5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5" table:number-rows-spanned="1">
            <text:p>lines=3, Ways=0</text:p>
          </table:table-cell>
          <table:covered-table-cell table:number-columns-repeated="4" table:style-name="ce1"/>
          <table:table-cell table:number-columns-repeated="2"/>
          <table:table-cell table:style-name="ce11" office:value-type="string" calcext:value-type="string" table:number-columns-spanned="5" table:number-rows-spanned="1">
            <text:p>lines=3, Ways=0</text:p>
          </table:table-cell>
          <table:covered-table-cell table:number-columns-repeated="4" table:style-name="ce1"/>
          <table:table-cell table:number-columns-repeated="2"/>
          <table:table-cell table:style-name="ce11" office:value-type="string" calcext:value-type="string" table:number-columns-spanned="5" table:number-rows-spanned="1">
            <text:p>lines=3, Ways=0</text:p>
          </table:table-cell>
          <table:covered-table-cell table:number-columns-repeated="4" table:style-name="ce1"/>
          <table:table-cell table:number-columns-repeated="2"/>
          <table:table-cell table:style-name="ce11" office:value-type="string" calcext:value-type="string" table:number-columns-spanned="5" table:number-rows-spanned="1">
            <text:p>lines=3, Ways=0</text:p>
          </table:table-cell>
          <table:covered-table-cell table:number-columns-repeated="4" table:style-name="ce1"/>
          <table:table-cell/>
        </table:table-row>
        <table:table-row table:style-name="ro2">
          <table:table-cell table:number-columns-repeated="2"/>
          <table:table-cell table:style-name="ce11" office:value-type="string" calcext:value-type="string">
            <text:p>Block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number-columns-repeated="2"/>
          <table:table-cell table:style-name="ce11" office:value-type="string" calcext:value-type="string">
            <text:p>Block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number-columns-repeated="2"/>
          <table:table-cell table:style-name="ce11" office:value-type="string" calcext:value-type="string">
            <text:p>Block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number-columns-repeated="2"/>
          <table:table-cell table:style-name="ce11" office:value-type="string" calcext:value-type="string">
            <text:p>Block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TRUNC([.E17]/([.E17]+[.F17])*100; 2)" office:value-type="float" office:value="50" calcext:value-type="float">
            <text:p>50</text:p>
          </table:table-cell>
          <table:table-cell table:number-columns-repeated="2" table:style-name="ce11" office:value-type="float" office:value="33" calcext:value-type="float">
            <text:p>33</text:p>
          </table:table-cell>
          <table:table-cell table:style-name="ce11" table:formula="of:=[.E17]+[.F17]" office:value-type="float" office:value="66" calcext:value-type="float">
            <text:p>66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TRUNC([.L17]/([.L17]+[.M17])*100; 2)" office:value-type="float" office:value="50" calcext:value-type="float">
            <text:p>50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table:formula="of:=[.L17]+[.M17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TRUNC([.S17]/([.S17]+[.T17])*100; 2)" office:value-type="float" office:value="50" calcext:value-type="float">
            <text:p>50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table:formula="of:=[.S17]+[.T17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TRUNC([.Z17]/([.Z17]+[.AA17])*100; 2)" office:value-type="float" office:value="50" calcext:value-type="float">
            <text:p>50</text:p>
          </table:table-cell>
          <table:table-cell table:number-columns-repeated="2" table:style-name="ce11" office:value-type="float" office:value="129" calcext:value-type="float">
            <text:p>129</text:p>
          </table:table-cell>
          <table:table-cell table:style-name="ce11" table:formula="of:=[.Z17]+[.AA17]" office:value-type="float" office:value="258" calcext:value-type="float">
            <text:p>258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TRUNC([.E18]/([.E18]+[.F18])*100; 2)" office:value-type="float" office:value="74.24" calcext:value-type="float">
            <text:p>74.24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7" calcext:value-type="float">
            <text:p>17</text:p>
          </table:table-cell>
          <table:table-cell table:style-name="ce11" table:formula="of:=[.E18]+[.F18]" office:value-type="float" office:value="66" calcext:value-type="float">
            <text:p>66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TRUNC([.L18]/([.L18]+[.M18])*100; 2)" office:value-type="float" office:value="74.61" calcext:value-type="float">
            <text:p>74.6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3" calcext:value-type="float">
            <text:p>33</text:p>
          </table:table-cell>
          <table:table-cell table:style-name="ce11" table:formula="of:=[.L18]+[.M18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TRUNC([.S18]/([.S18]+[.T18])*100; 2)" office:value-type="float" office:value="74.61" calcext:value-type="float">
            <text:p>74.6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3" calcext:value-type="float">
            <text:p>33</text:p>
          </table:table-cell>
          <table:table-cell table:style-name="ce11" table:formula="of:=[.S18]+[.T18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TRUNC([.Z18]/([.Z18]+[.AA18])*100; 2)" office:value-type="float" office:value="74.8" calcext:value-type="float">
            <text:p>74.8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[.Z18]+[.AA18]" office:value-type="float" office:value="258" calcext:value-type="float">
            <text:p>258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3" calcext:value-type="float">
            <text:p>3</text:p>
          </table:table-cell>
          <table:table-cell table:style-name="ce11" table:formula="of:=TRUNC([.E19]/([.E19]+[.F19])*100; 2)" office:value-type="float" office:value="86.36" calcext:value-type="float">
            <text:p>86.3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[.E19]+[.F19]" office:value-type="float" office:value="66" calcext:value-type="float">
            <text:p>66</text:p>
          </table:table-cell>
          <table:table-cell table:number-columns-repeated="2"/>
          <table:table-cell table:style-name="ce11" office:value-type="float" office:value="3" calcext:value-type="float">
            <text:p>3</text:p>
          </table:table-cell>
          <table:table-cell table:style-name="ce11" table:formula="of:=TRUNC([.L19]/([.L19]+[.M19])*100; 2)" office:value-type="float" office:value="86.92" calcext:value-type="float">
            <text:p>86.92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7" calcext:value-type="float">
            <text:p>17</text:p>
          </table:table-cell>
          <table:table-cell table:style-name="ce11" table:formula="of:=[.L19]+[.M19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3" calcext:value-type="float">
            <text:p>3</text:p>
          </table:table-cell>
          <table:table-cell table:style-name="ce11" table:formula="of:=TRUNC([.S19]/([.S19]+[.T19])*100; 2)" office:value-type="float" office:value="86.92" calcext:value-type="float">
            <text:p>86.92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7" calcext:value-type="float">
            <text:p>17</text:p>
          </table:table-cell>
          <table:table-cell table:style-name="ce11" table:formula="of:=[.S19]+[.T19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3" calcext:value-type="float">
            <text:p>3</text:p>
          </table:table-cell>
          <table:table-cell table:style-name="ce11" table:formula="of:=TRUNC([.Z19]/([.Z19]+[.AA19])*100; 2)" office:value-type="float" office:value="87.2" calcext:value-type="float">
            <text:p>87.2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33" calcext:value-type="float">
            <text:p>33</text:p>
          </table:table-cell>
          <table:table-cell table:style-name="ce11" table:formula="of:=[.Z19]+[.AA19]" office:value-type="float" office:value="258" calcext:value-type="float">
            <text:p>258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1" table:formula="of:=TRUNC([.E20]/([.E20]+[.F20])*100; 2)" office:value-type="float" office:value="92.42" calcext:value-type="float">
            <text:p>92.42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E20]+[.F20]" office:value-type="float" office:value="66" calcext:value-type="float">
            <text:p>66</text:p>
          </table:table-cell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1" table:formula="of:=TRUNC([.L20]/([.L20]+[.M20])*100; 2)" office:value-type="float" office:value="93.07" calcext:value-type="float">
            <text:p>93.07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[.L20]+[.M20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1" table:formula="of:=TRUNC([.S20]/([.S20]+[.T20])*100; 2)" office:value-type="float" office:value="93.07" calcext:value-type="float">
            <text:p>93.07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[.S20]+[.T20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1" table:formula="of:=TRUNC([.Z20]/([.Z20]+[.AA20])*100; 2)" office:value-type="float" office:value="93.41" calcext:value-type="float">
            <text:p>93.41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office:value-type="float" office:value="17" calcext:value-type="float">
            <text:p>17</text:p>
          </table:table-cell>
          <table:table-cell table:style-name="ce11" table:formula="of:=[.Z20]+[.AA20]" office:value-type="float" office:value="258" calcext:value-type="float">
            <text:p>258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11" table:formula="of:=TRUNC([.E21]/([.E21]+[.F21])*100; 2)" office:value-type="float" office:value="95.45" calcext:value-type="float">
            <text:p>95.45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E21]+[.F21]" office:value-type="float" office:value="66" calcext:value-type="float">
            <text:p>66</text:p>
          </table:table-cell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11" table:formula="of:=TRUNC([.L21]/([.L21]+[.M21])*100; 2)" office:value-type="float" office:value="96.15" calcext:value-type="float">
            <text:p>96.1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L21]+[.M21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11" table:formula="of:=TRUNC([.S21]/([.S21]+[.T21])*100; 2)" office:value-type="float" office:value="96.15" calcext:value-type="float">
            <text:p>96.1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S21]+[.T21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11" table:formula="of:=TRUNC([.Z21]/([.Z21]+[.AA21])*100; 2)" office:value-type="float" office:value="96.51" calcext:value-type="float">
            <text:p>96.51</text:p>
          </table:table-cell>
          <table:table-cell table:style-name="ce11" office:value-type="float" office:value="249" calcext:value-type="float">
            <text:p>249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[.Z21]+[.AA21]" office:value-type="float" office:value="258" calcext:value-type="float">
            <text:p>258</text:p>
          </table:table-cell>
          <table:table-cell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5" table:number-rows-spanned="1">
            <text:p>lines=3, blocks=2</text:p>
          </table:table-cell>
          <table:covered-table-cell table:number-columns-repeated="4" table:style-name="ce1"/>
          <table:table-cell table:number-columns-repeated="2"/>
          <table:table-cell table:style-name="ce11" office:value-type="string" calcext:value-type="string" table:number-columns-spanned="5" table:number-rows-spanned="1">
            <text:p>lines=3, blocks=2</text:p>
          </table:table-cell>
          <table:covered-table-cell table:number-columns-repeated="4" table:style-name="ce1"/>
          <table:table-cell table:number-columns-repeated="2"/>
          <table:table-cell table:style-name="ce11" office:value-type="string" calcext:value-type="string" table:number-columns-spanned="5" table:number-rows-spanned="1">
            <text:p>lines=3, blocks=2</text:p>
          </table:table-cell>
          <table:covered-table-cell table:number-columns-repeated="4" table:style-name="ce1"/>
          <table:table-cell table:number-columns-repeated="2"/>
          <table:table-cell table:style-name="ce11" office:value-type="string" calcext:value-type="string" table:number-columns-spanned="5" table:number-rows-spanned="1">
            <text:p>lines=3, blocks=2</text:p>
          </table:table-cell>
          <table:covered-table-cell table:number-columns-repeated="4" table:style-name="ce1"/>
          <table:table-cell/>
        </table:table-row>
        <table:table-row table:style-name="ro2">
          <table:table-cell table:number-columns-repeated="2"/>
          <table:table-cell table:style-name="ce11" office:value-type="string" calcext:value-type="string">
            <text:p>Way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number-columns-repeated="2"/>
          <table:table-cell table:style-name="ce11" office:value-type="string" calcext:value-type="string">
            <text:p>Way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number-columns-repeated="2"/>
          <table:table-cell table:style-name="ce11" office:value-type="string" calcext:value-type="string">
            <text:p>Way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number-columns-repeated="2"/>
          <table:table-cell table:style-name="ce11" office:value-type="string" calcext:value-type="string">
            <text:p>Way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0" calcext:value-type="float">
            <text:p>0</text:p>
          </table:table-cell>
          <table:table-cell table:style-name="ce11" table:formula="of:=TRUNC([.E27]/([.E27]+[.F27])*100; 2)" office:value-type="float" office:value="74.24" calcext:value-type="float">
            <text:p>74.24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7" calcext:value-type="float">
            <text:p>17</text:p>
          </table:table-cell>
          <table:table-cell table:style-name="ce11" table:formula="of:=[.E27]+[.F27]" office:value-type="float" office:value="66" calcext:value-type="float">
            <text:p>66</text:p>
          </table:table-cell>
          <table:table-cell table:number-columns-repeated="2"/>
          <table:table-cell table:style-name="ce11" office:value-type="float" office:value="0" calcext:value-type="float">
            <text:p>0</text:p>
          </table:table-cell>
          <table:table-cell table:style-name="ce11" table:formula="of:=TRUNC([.L27]/([.L27]+[.M27])*100; 2)" office:value-type="float" office:value="74.61" calcext:value-type="float">
            <text:p>74.6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3" calcext:value-type="float">
            <text:p>33</text:p>
          </table:table-cell>
          <table:table-cell table:style-name="ce11" table:formula="of:=[.L27]+[.M27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0" calcext:value-type="float">
            <text:p>0</text:p>
          </table:table-cell>
          <table:table-cell table:style-name="ce11" table:formula="of:=TRUNC([.S27]/([.S27]+[.T27])*100; 2)" office:value-type="float" office:value="74.61" calcext:value-type="float">
            <text:p>74.6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3" calcext:value-type="float">
            <text:p>33</text:p>
          </table:table-cell>
          <table:table-cell table:style-name="ce11" table:formula="of:=[.S27]+[.T27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0" calcext:value-type="float">
            <text:p>0</text:p>
          </table:table-cell>
          <table:table-cell table:style-name="ce11" table:formula="of:=TRUNC([.Z27]/([.Z27]+[.AA27])*100; 2)" office:value-type="float" office:value="74.8" calcext:value-type="float">
            <text:p>74.8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[.Z27]+[.AA27]" office:value-type="float" office:value="258" calcext:value-type="float">
            <text:p>258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TRUNC([.E28]/([.E28]+[.F28])*100; 2)" office:value-type="float" office:value="74.24" calcext:value-type="float">
            <text:p>74.24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7" calcext:value-type="float">
            <text:p>17</text:p>
          </table:table-cell>
          <table:table-cell table:style-name="ce11" table:formula="of:=[.E28]+[.F28]" office:value-type="float" office:value="66" calcext:value-type="float">
            <text:p>66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TRUNC([.L28]/([.L28]+[.M28])*100; 2)" office:value-type="float" office:value="74.61" calcext:value-type="float">
            <text:p>74.6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3" calcext:value-type="float">
            <text:p>33</text:p>
          </table:table-cell>
          <table:table-cell table:style-name="ce11" table:formula="of:=[.L28]+[.M28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TRUNC([.S28]/([.S28]+[.T28])*100; 2)" office:value-type="float" office:value="74.61" calcext:value-type="float">
            <text:p>74.6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3" calcext:value-type="float">
            <text:p>33</text:p>
          </table:table-cell>
          <table:table-cell table:style-name="ce11" table:formula="of:=[.S28]+[.T28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TRUNC([.Z28]/([.Z28]+[.AA28])*100; 2)" office:value-type="float" office:value="74.8" calcext:value-type="float">
            <text:p>74.8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[.Z28]+[.AA28]" office:value-type="float" office:value="258" calcext:value-type="float">
            <text:p>258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TRUNC([.E29]/([.E29]+[.F29])*100; 2)" office:value-type="float" office:value="74.24" calcext:value-type="float">
            <text:p>74.24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7" calcext:value-type="float">
            <text:p>17</text:p>
          </table:table-cell>
          <table:table-cell table:style-name="ce11" table:formula="of:=[.E29]+[.F29]" office:value-type="float" office:value="66" calcext:value-type="float">
            <text:p>66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TRUNC([.L29]/([.L29]+[.M29])*100; 2)" office:value-type="float" office:value="74.61" calcext:value-type="float">
            <text:p>74.6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3" calcext:value-type="float">
            <text:p>33</text:p>
          </table:table-cell>
          <table:table-cell table:style-name="ce11" table:formula="of:=[.L29]+[.M29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TRUNC([.S29]/([.S29]+[.T29])*100; 2)" office:value-type="float" office:value="74.61" calcext:value-type="float">
            <text:p>74.6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3" calcext:value-type="float">
            <text:p>33</text:p>
          </table:table-cell>
          <table:table-cell table:style-name="ce11" table:formula="of:=[.S29]+[.T29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TRUNC([.Z29]/([.Z29]+[.AA29])*100; 2)" office:value-type="float" office:value="74.8" calcext:value-type="float">
            <text:p>74.8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[.Z29]+[.AA29]" office:value-type="float" office:value="258" calcext:value-type="float">
            <text:p>258</text:p>
          </table:table-cell>
          <table:table-cell/>
        </table:table-row>
        <table:table-row table:style-name="ro1">
          <table:table-cell table:number-columns-repeated="2"/>
          <table:table-cell table:style-name="ce11" table:number-columns-repeated="5"/>
          <table:table-cell table:number-columns-repeated="2"/>
          <table:table-cell table:style-name="ce11" table:number-columns-repeated="5"/>
          <table:table-cell table:number-columns-repeated="2"/>
          <table:table-cell table:style-name="ce11" table:number-columns-repeated="5"/>
          <table:table-cell table:number-columns-repeated="2"/>
          <table:table-cell table:style-name="ce11" table:number-columns-repeated="5"/>
          <table:table-cell/>
        </table:table-row>
        <table:table-row table:style-name="ro1">
          <table:table-cell/>
          <table:table-cell table:style-name="ce5"/>
          <table:table-cell table:style-name="ce13" table:number-columns-repeated="5"/>
          <table:table-cell table:style-name="ce19"/>
          <table:table-cell table:style-name="ce5"/>
          <table:table-cell table:style-name="ce13" table:number-columns-repeated="5"/>
          <table:table-cell table:style-name="ce19"/>
          <table:table-cell table:style-name="ce5"/>
          <table:table-cell table:style-name="ce13" table:number-columns-repeated="5"/>
          <table:table-cell table:style-name="ce19"/>
          <table:table-cell table:style-name="ce5"/>
          <table:table-cell table:style-name="ce13" table:number-columns-repeated="5"/>
          <table:table-cell table:style-name="ce19"/>
        </table:table-row>
        <table:table-row table:style-name="ro1">
          <table:table-cell/>
          <table:table-cell table:style-name="ce6" table:number-columns-repeated="28"/>
        </table:table-row>
        <table:table-row table:style-name="ro1">
          <table:table-cell/>
          <table:table-cell table:style-name="ce7"/>
          <table:table-cell table:style-name="ce14" table:number-columns-repeated="5"/>
          <table:table-cell table:style-name="ce20"/>
          <table:table-cell table:style-name="ce7"/>
          <table:table-cell table:style-name="ce14" table:number-columns-repeated="5"/>
          <table:table-cell table:style-name="ce20"/>
          <table:table-cell table:style-name="ce7"/>
          <table:table-cell table:style-name="ce14" table:number-columns-repeated="5"/>
          <table:table-cell table:style-name="ce20"/>
          <table:table-cell table:style-name="ce7"/>
          <table:table-cell table:style-name="ce14" table:number-columns-repeated="5"/>
          <table:table-cell table:style-name="ce20"/>
        </table:table-row>
        <table:table-row table:style-name="ro1">
          <table:table-cell table:number-columns-repeated="3"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number-columns-repeated="3"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number-columns-repeated="3"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number-columns-repeated="3"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rite Back with Allocate</text:p>
          </table:table-cell>
          <table:table-cell table:formula="of:=TRUNC(100*[.E35]/([.E35]+[.F35]); 2)" office:value-type="float" office:value="74.24" calcext:value-type="float">
            <text:p>74.24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formula="of:=[.E35]+[.F35]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Write Back with Allocate</text:p>
          </table:table-cell>
          <table:table-cell table:formula="of:=TRUNC(100*[.L35]/([.L35]+[.M35]); 2)" office:value-type="float" office:value="74.61" calcext:value-type="float">
            <text:p>74.61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table:formula="of:=[.L35]+[.M35]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Write Back with Allocate</text:p>
          </table:table-cell>
          <table:table-cell table:formula="of:=TRUNC(100*[.S35]/([.S35]+[.T35]); 2)" office:value-type="float" office:value="74.61" calcext:value-type="float">
            <text:p>74.61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table:formula="of:=[.S35]+[.T35]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Write Back with Allocate</text:p>
          </table:table-cell>
          <table:table-cell table:formula="of:=TRUNC(100*[.Z35]/([.Z35]+[.AA35]); 2)" office:value-type="float" office:value="74.8" calcext:value-type="float">
            <text:p>74.8</text:p>
          </table:table-cell>
          <table:table-cell office:value-type="float" office:value="193" calcext:value-type="float">
            <text:p>193</text:p>
          </table:table-cell>
          <table:table-cell office:value-type="float" office:value="65" calcext:value-type="float">
            <text:p>65</text:p>
          </table:table-cell>
          <table:table-cell table:formula="of:=[.Z35]+[.AA35]" office:value-type="float" office:value="258" calcext:value-type="float">
            <text:p>2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rite Back without Allocate</text:p>
          </table:table-cell>
          <table:table-cell table:formula="of:=TRUNC(100*[.E36]/([.E36]+[.F36]); 2)" office:value-type="float" office:value="4.54" calcext:value-type="float">
            <text:p>4.54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formula="of:=[.E36]+[.F36]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Write Back without Allocate</text:p>
          </table:table-cell>
          <table:table-cell table:formula="of:=TRUNC(100*[.L36]/([.L36]+[.M36]); 2)"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table:formula="of:=[.L36]+[.M36]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Write Back without Allocate</text:p>
          </table:table-cell>
          <table:table-cell table:formula="of:=TRUNC(100*[.S36]/([.S36]+[.T36]); 2)"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table:formula="of:=[.S36]+[.T36]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Write Back without Allocate</text:p>
          </table:table-cell>
          <table:table-cell table:formula="of:=TRUNC(100*[.Z36]/([.Z36]+[.AA36]); 2)" office:value-type="float" office:value="1.16" calcext:value-type="float">
            <text:p>1.16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table:formula="of:=[.Z36]+[.AA36]" office:value-type="float" office:value="258" calcext:value-type="float">
            <text:p>2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rite Through with Allocate</text:p>
          </table:table-cell>
          <table:table-cell table:formula="of:=TRUNC(100*[.E37]/([.E37]+[.F37]); 2)" office:value-type="float" office:value="74.24" calcext:value-type="float">
            <text:p>74.24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formula="of:=[.E37]+[.F37]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Write Through with Allocate</text:p>
          </table:table-cell>
          <table:table-cell table:formula="of:=TRUNC(100*[.L37]/([.L37]+[.M37]); 2)" office:value-type="float" office:value="74.61" calcext:value-type="float">
            <text:p>74.61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table:formula="of:=[.L37]+[.M37]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Write Through with Allocate</text:p>
          </table:table-cell>
          <table:table-cell table:formula="of:=TRUNC(100*[.S37]/([.S37]+[.T37]); 2)" office:value-type="float" office:value="74.61" calcext:value-type="float">
            <text:p>74.61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table:formula="of:=[.S37]+[.T37]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Write Through with Allocate</text:p>
          </table:table-cell>
          <table:table-cell table:formula="of:=TRUNC(100*[.Z37]/([.Z37]+[.AA37]); 2)" office:value-type="float" office:value="74.8" calcext:value-type="float">
            <text:p>74.8</text:p>
          </table:table-cell>
          <table:table-cell office:value-type="float" office:value="193" calcext:value-type="float">
            <text:p>193</text:p>
          </table:table-cell>
          <table:table-cell office:value-type="float" office:value="65" calcext:value-type="float">
            <text:p>65</text:p>
          </table:table-cell>
          <table:table-cell table:formula="of:=[.Z37]+[.AA37]" office:value-type="float" office:value="258" calcext:value-type="float">
            <text:p>2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rite Through without Allocate</text:p>
          </table:table-cell>
          <table:table-cell table:formula="of:=TRUNC(100*[.E38]/([.E38]+[.F38]); 2)" office:value-type="float" office:value="4.54" calcext:value-type="float">
            <text:p>4.54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formula="of:=[.E38]+[.F38]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Write Through without Allocate</text:p>
          </table:table-cell>
          <table:table-cell table:formula="of:=TRUNC(100*[.L38]/([.L38]+[.M38]); 2)"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table:formula="of:=[.L38]+[.M38]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Write Through without Allocate</text:p>
          </table:table-cell>
          <table:table-cell table:formula="of:=TRUNC(100*[.S38]/([.S38]+[.T38]); 2)"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table:formula="of:=[.S38]+[.T38]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Write Through without Allocate</text:p>
          </table:table-cell>
          <table:table-cell table:formula="of:=TRUNC(100*[.Z38]/([.Z38]+[.AA38]); 2)" office:value-type="float" office:value="1.16" calcext:value-type="float">
            <text:p>1.16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table:formula="of:=[.Z38]+[.AA38]" office:value-type="float" office:value="258" calcext:value-type="float">
            <text:p>258</text:p>
          </table:table-cell>
          <table:table-cell/>
        </table:table-row>
        <table:table-row table:style-name="ro1">
          <table:table-cell/>
          <table:table-cell table:style-name="ce5"/>
          <table:table-cell table:style-name="ce15" table:number-columns-repeated="5"/>
          <table:table-cell table:style-name="ce19"/>
          <table:table-cell table:style-name="ce5"/>
          <table:table-cell table:style-name="ce15" table:number-columns-repeated="5"/>
          <table:table-cell table:style-name="ce19"/>
          <table:table-cell table:style-name="ce5"/>
          <table:table-cell table:style-name="ce15" table:number-columns-repeated="5"/>
          <table:table-cell table:style-name="ce19"/>
          <table:table-cell table:style-name="ce5"/>
          <table:table-cell table:style-name="ce15" table:number-columns-repeated="5"/>
          <table:table-cell table:style-name="ce19"/>
        </table:table-row>
        <table:table-row table:style-name="ro1">
          <table:table-cell/>
          <table:table-cell table:style-name="ce6" table:number-columns-repeated="28"/>
        </table:table-row>
        <table:table-row table:style-name="ro1">
          <table:table-cell/>
          <table:table-cell table:style-name="ce7"/>
          <table:table-cell table:style-name="ce14" table:number-columns-repeated="5"/>
          <table:table-cell table:style-name="ce20"/>
          <table:table-cell table:style-name="ce7"/>
          <table:table-cell table:style-name="ce14" table:number-columns-repeated="5"/>
          <table:table-cell table:style-name="ce20"/>
          <table:table-cell table:style-name="ce7"/>
          <table:table-cell table:style-name="ce14" table:number-columns-repeated="5"/>
          <table:table-cell table:style-name="ce20"/>
          <table:table-cell table:style-name="ce7"/>
          <table:table-cell table:style-name="ce14" table:number-columns-repeated="5"/>
          <table:table-cell table:style-name="ce20"/>
        </table:table-row>
        <table:table-row table:style-name="ro1">
          <table:table-cell table:number-columns-repeated="3"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number-columns-repeated="3"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number-columns-repeated="3"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number-columns-repeated="3"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2-entry 4-word direct mapped</text:p>
          </table:table-cell>
          <table:table-cell table:formula="of:=TRUNC(100*[.E43]/([.E43]+[.F43]); 2)" office:value-type="float" office:value="74.24" calcext:value-type="float">
            <text:p>74.24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formula="of:=[.E43]+[.F43]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32-entry 4-word direct mapped</text:p>
          </table:table-cell>
          <table:table-cell table:formula="of:=TRUNC(100*[.L43]/([.L43]+[.M43]); 2)" office:value-type="float" office:value="74.61" calcext:value-type="float">
            <text:p>74.61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table:formula="of:=[.L43]+[.M43]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32-entry 4-word direct mapped</text:p>
          </table:table-cell>
          <table:table-cell table:formula="of:=TRUNC(100*[.S43]/([.S43]+[.T43]); 2)" office:value-type="float" office:value="74.61" calcext:value-type="float">
            <text:p>74.61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table:formula="of:=[.S43]+[.T43]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32-entry 4-word direct mapped</text:p>
          </table:table-cell>
          <table:table-cell table:formula="of:=TRUNC(100*[.Z43]/([.Z43]+[.AA43]); 2)" office:value-type="float" office:value="74.8" calcext:value-type="float">
            <text:p>74.8</text:p>
          </table:table-cell>
          <table:table-cell office:value-type="float" office:value="193" calcext:value-type="float">
            <text:p>193</text:p>
          </table:table-cell>
          <table:table-cell office:value-type="float" office:value="65" calcext:value-type="float">
            <text:p>65</text:p>
          </table:table-cell>
          <table:table-cell table:formula="of:=[.Z43]+[.AA43]" office:value-type="float" office:value="258" calcext:value-type="float">
            <text:p>2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2-entry 4-word 2-way set associative</text:p>
          </table:table-cell>
          <table:table-cell table:formula="of:=TRUNC(100*[.E44]/([.E44]+[.F44]); 2)" office:value-type="float" office:value="74.24" calcext:value-type="float">
            <text:p>74.24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formula="of:=[.E44]+[.F44]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32-entry 4-word 2-way set associative</text:p>
          </table:table-cell>
          <table:table-cell table:formula="of:=TRUNC(100*[.L44]/([.L44]+[.M44]); 2)" office:value-type="float" office:value="74.61" calcext:value-type="float">
            <text:p>74.61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table:formula="of:=[.L44]+[.M44]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32-entry 4-word 2-way set associative</text:p>
          </table:table-cell>
          <table:table-cell table:formula="of:=TRUNC(100*[.S44]/([.S44]+[.T44]); 2)" office:value-type="float" office:value="74.61" calcext:value-type="float">
            <text:p>74.61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table:formula="of:=[.S44]+[.T44]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32-entry 4-word 2-way set associative</text:p>
          </table:table-cell>
          <table:table-cell table:formula="of:=TRUNC(100*[.Z44]/([.Z44]+[.AA44]); 2)" office:value-type="float" office:value="74.8" calcext:value-type="float">
            <text:p>74.8</text:p>
          </table:table-cell>
          <table:table-cell office:value-type="float" office:value="193" calcext:value-type="float">
            <text:p>193</text:p>
          </table:table-cell>
          <table:table-cell office:value-type="float" office:value="65" calcext:value-type="float">
            <text:p>65</text:p>
          </table:table-cell>
          <table:table-cell table:formula="of:=[.Z44]+[.AA44]" office:value-type="float" office:value="258" calcext:value-type="float">
            <text:p>2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2-entry 4-word fully associative</text:p>
          </table:table-cell>
          <table:table-cell table:formula="of:=TRUNC(100*[.E45]/([.E45]+[.F45]); 2)" office:value-type="float" office:value="74.24" calcext:value-type="float">
            <text:p>74.24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formula="of:=[.E45]+[.F45]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32-entry 4-word fully associative</text:p>
          </table:table-cell>
          <table:table-cell table:formula="of:=TRUNC(100*[.L45]/([.L45]+[.M45]); 2)" office:value-type="float" office:value="74.61" calcext:value-type="float">
            <text:p>74.61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table:formula="of:=[.L45]+[.M45]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32-entry 4-word fully associative</text:p>
          </table:table-cell>
          <table:table-cell table:formula="of:=TRUNC(100*[.S45]/([.S45]+[.T45]); 2)" office:value-type="float" office:value="74.61" calcext:value-type="float">
            <text:p>74.61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table:formula="of:=[.S45]+[.T45]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32-entry 4-word fully associative</text:p>
          </table:table-cell>
          <table:table-cell table:formula="of:=TRUNC(100*[.Z45]/([.Z45]+[.AA45]); 2)" office:value-type="float" office:value="74.8" calcext:value-type="float">
            <text:p>74.8</text:p>
          </table:table-cell>
          <table:table-cell office:value-type="float" office:value="193" calcext:value-type="float">
            <text:p>193</text:p>
          </table:table-cell>
          <table:table-cell office:value-type="float" office:value="65" calcext:value-type="float">
            <text:p>65</text:p>
          </table:table-cell>
          <table:table-cell table:formula="of:=[.Z45]+[.AA45]" office:value-type="float" office:value="258" calcext:value-type="float">
            <text:p>258</text:p>
          </table:table-cell>
          <table:table-cell/>
        </table:table-row>
        <table:table-row table:style-name="ro1">
          <table:table-cell/>
          <table:table-cell table:style-name="ce5"/>
          <table:table-cell table:style-name="ce15" table:number-columns-repeated="5"/>
          <table:table-cell table:style-name="ce19"/>
          <table:table-cell table:style-name="ce5"/>
          <table:table-cell table:style-name="ce15" table:number-columns-repeated="5"/>
          <table:table-cell table:style-name="ce19"/>
          <table:table-cell table:style-name="ce5"/>
          <table:table-cell table:style-name="ce15" table:number-columns-repeated="5"/>
          <table:table-cell table:style-name="ce19"/>
          <table:table-cell table:style-name="ce5"/>
          <table:table-cell table:style-name="ce15" table:number-columns-repeated="5"/>
          <table:table-cell table:style-name="ce19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28" table:number-rows-spanned="1">
            <text:p>PROGRAM-2</text:p>
          </table:table-cell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style-name="Default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8, 8</text:p>
          </table:table-cell>
          <table:covered-table-cell table:number-columns-repeated="5" table:style-name="ce9"/>
          <table:covered-table-cell table:style-name="ce17"/>
          <table:table-cell table:style-name="ce3" office:value-type="string" calcext:value-type="string" table:number-columns-spanned="7" table:number-rows-spanned="1">
            <text:p>8, 16</text:p>
          </table:table-cell>
          <table:covered-table-cell table:number-columns-repeated="5" table:style-name="ce9"/>
          <table:covered-table-cell table:style-name="ce17"/>
          <table:table-cell table:style-name="ce3" office:value-type="string" calcext:value-type="string" table:number-columns-spanned="7" table:number-rows-spanned="1">
            <text:p>16, 8</text:p>
          </table:table-cell>
          <table:covered-table-cell table:number-columns-repeated="5" table:style-name="ce9"/>
          <table:covered-table-cell table:style-name="ce17"/>
          <table:table-cell table:style-name="ce3" office:value-type="string" calcext:value-type="string" table:number-columns-spanned="7" table:number-rows-spanned="1">
            <text:p>16, 16</text:p>
          </table:table-cell>
          <table:covered-table-cell table:number-columns-repeated="5" table:style-name="ce9"/>
          <table:covered-table-cell table:style-name="ce17"/>
        </table:table-row>
        <table:table-row table:style-name="ro1"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5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5" table:number-rows-spanned="1">
            <text:p>Blocks=2, Ways=0</text:p>
          </table:table-cell>
          <table:covered-table-cell table:number-columns-repeated="4" table:style-name="ce1"/>
          <table:table-cell table:number-columns-repeated="2"/>
          <table:table-cell table:style-name="ce11" office:value-type="string" calcext:value-type="string" table:number-columns-spanned="5" table:number-rows-spanned="1">
            <text:p>Blocks=2, Ways=0</text:p>
          </table:table-cell>
          <table:covered-table-cell table:number-columns-repeated="4" table:style-name="ce1"/>
          <table:table-cell table:number-columns-repeated="2"/>
          <table:table-cell table:style-name="ce11" office:value-type="string" calcext:value-type="string" table:number-columns-spanned="5" table:number-rows-spanned="1">
            <text:p>Blocks=2, Ways=0</text:p>
          </table:table-cell>
          <table:covered-table-cell table:number-columns-repeated="4" table:style-name="ce1"/>
          <table:table-cell table:number-columns-repeated="2"/>
          <table:table-cell table:style-name="ce11" office:value-type="string" calcext:value-type="string" table:number-columns-spanned="5" table:number-rows-spanned="1">
            <text:p>Blocks=2, Ways=0</text:p>
          </table:table-cell>
          <table:covered-table-cell table:number-columns-repeated="4" table:style-name="ce1"/>
          <table:table-cell/>
        </table:table-row>
        <table:table-row table:style-name="ro2">
          <table:table-cell table:number-columns-repeated="2"/>
          <table:table-cell table:style-name="ce11" office:value-type="string" calcext:value-type="string">
            <text:p>Line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number-columns-repeated="2"/>
          <table:table-cell table:style-name="ce11" office:value-type="string" calcext:value-type="string">
            <text:p>Line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number-columns-repeated="2"/>
          <table:table-cell table:style-name="ce11" office:value-type="string" calcext:value-type="string">
            <text:p>Line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number-columns-repeated="2"/>
          <table:table-cell table:style-name="ce11" office:value-type="string" calcext:value-type="string">
            <text:p>Line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TRUNC(100*[.E58]/([.E58]+[.F58]); 2)" office:value-type="float" office:value="2.98" calcext:value-type="float">
            <text:p>2.9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5" calcext:value-type="float">
            <text:p>65</text:p>
          </table:table-cell>
          <table:table-cell table:style-name="ce1" table:formula="of:=[.E58]+[.F58]" office:value-type="float" office:value="67" calcext:value-type="float">
            <text:p>67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TRUNC([.L58]/([.L58]+[.M58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" table:formula="of:=[.L58]+[.M58]" office:value-type="float" office:value="131" calcext:value-type="float">
            <text:p>13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TRUNC([.S58]/([.S58]+[.T58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" table:formula="of:=[.S58]+[.T58]" office:value-type="float" office:value="131" calcext:value-type="float">
            <text:p>13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TRUNC([.Z58]/([.Z58]+[.AA58])*100; 2)" office:value-type="float" office:value="0.77" calcext:value-type="float">
            <text:p>0.7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7" calcext:value-type="float">
            <text:p>257</text:p>
          </table:table-cell>
          <table:table-cell table:style-name="ce1" table:formula="of:=[.Z58]+[.AA58]" office:value-type="float" office:value="259" calcext:value-type="float">
            <text:p>259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TRUNC(100*[.E59]/([.E59]+[.F59]); 2)" office:value-type="float" office:value="2.98" calcext:value-type="float">
            <text:p>2.9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5" calcext:value-type="float">
            <text:p>65</text:p>
          </table:table-cell>
          <table:table-cell table:style-name="ce1" table:formula="of:=[.E59]+[.F59]" office:value-type="float" office:value="67" calcext:value-type="float">
            <text:p>67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TRUNC([.L59]/([.L59]+[.M59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" table:formula="of:=[.L59]+[.M59]" office:value-type="float" office:value="131" calcext:value-type="float">
            <text:p>131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TRUNC([.S59]/([.S59]+[.T59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" table:formula="of:=[.S59]+[.T59]" office:value-type="float" office:value="131" calcext:value-type="float">
            <text:p>131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TRUNC([.Z59]/([.Z59]+[.AA59])*100; 2)" office:value-type="float" office:value="0.77" calcext:value-type="float">
            <text:p>0.7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7" calcext:value-type="float">
            <text:p>257</text:p>
          </table:table-cell>
          <table:table-cell table:style-name="ce1" table:formula="of:=[.Z59]+[.AA59]" office:value-type="float" office:value="259" calcext:value-type="float">
            <text:p>259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3" calcext:value-type="float">
            <text:p>3</text:p>
          </table:table-cell>
          <table:table-cell table:style-name="ce11" table:formula="of:=TRUNC(100*[.E60]/([.E60]+[.F60]); 2)" office:value-type="float" office:value="2.98" calcext:value-type="float">
            <text:p>2.9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5" calcext:value-type="float">
            <text:p>65</text:p>
          </table:table-cell>
          <table:table-cell table:style-name="ce1" table:formula="of:=[.E60]+[.F60]" office:value-type="float" office:value="67" calcext:value-type="float">
            <text:p>67</text:p>
          </table:table-cell>
          <table:table-cell table:number-columns-repeated="2"/>
          <table:table-cell table:style-name="ce11" office:value-type="float" office:value="3" calcext:value-type="float">
            <text:p>3</text:p>
          </table:table-cell>
          <table:table-cell table:style-name="ce11" table:formula="of:=TRUNC([.L60]/([.L60]+[.M60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" table:formula="of:=[.L60]+[.M60]" office:value-type="float" office:value="131" calcext:value-type="float">
            <text:p>131</text:p>
          </table:table-cell>
          <table:table-cell table:number-columns-repeated="2"/>
          <table:table-cell table:style-name="ce11" office:value-type="float" office:value="3" calcext:value-type="float">
            <text:p>3</text:p>
          </table:table-cell>
          <table:table-cell table:style-name="ce11" table:formula="of:=TRUNC([.S60]/([.S60]+[.T60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" table:formula="of:=[.S60]+[.T60]" office:value-type="float" office:value="131" calcext:value-type="float">
            <text:p>131</text:p>
          </table:table-cell>
          <table:table-cell table:number-columns-repeated="2"/>
          <table:table-cell table:style-name="ce11" office:value-type="float" office:value="3" calcext:value-type="float">
            <text:p>3</text:p>
          </table:table-cell>
          <table:table-cell table:style-name="ce11" table:formula="of:=TRUNC([.Z60]/([.Z60]+[.AA60])*100; 2)" office:value-type="float" office:value="0.77" calcext:value-type="float">
            <text:p>0.7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7" calcext:value-type="float">
            <text:p>257</text:p>
          </table:table-cell>
          <table:table-cell table:style-name="ce1" table:formula="of:=[.Z60]+[.AA60]" office:value-type="float" office:value="259" calcext:value-type="float">
            <text:p>259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1" table:formula="of:=TRUNC(100*[.E61]/([.E61]+[.F61]); 2)" office:value-type="float" office:value="2.98" calcext:value-type="float">
            <text:p>2.9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5" calcext:value-type="float">
            <text:p>65</text:p>
          </table:table-cell>
          <table:table-cell table:style-name="ce1" table:formula="of:=[.E61]+[.F61]" office:value-type="float" office:value="67" calcext:value-type="float">
            <text:p>67</text:p>
          </table:table-cell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1" table:formula="of:=TRUNC([.L61]/([.L61]+[.M61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" table:formula="of:=[.L61]+[.M61]" office:value-type="float" office:value="131" calcext:value-type="float">
            <text:p>131</text:p>
          </table:table-cell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1" table:formula="of:=TRUNC([.S61]/([.S61]+[.T61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" table:formula="of:=[.S61]+[.T61]" office:value-type="float" office:value="131" calcext:value-type="float">
            <text:p>131</text:p>
          </table:table-cell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1" table:formula="of:=TRUNC([.Z61]/([.Z61]+[.AA61])*100; 2)" office:value-type="float" office:value="0.77" calcext:value-type="float">
            <text:p>0.7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7" calcext:value-type="float">
            <text:p>257</text:p>
          </table:table-cell>
          <table:table-cell table:style-name="ce1" table:formula="of:=[.Z61]+[.AA61]" office:value-type="float" office:value="259" calcext:value-type="float">
            <text:p>259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11" table:formula="of:=TRUNC(100*[.E62]/([.E62]+[.F62]); 2)" office:value-type="float" office:value="2.98" calcext:value-type="float">
            <text:p>2.9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5" calcext:value-type="float">
            <text:p>65</text:p>
          </table:table-cell>
          <table:table-cell table:style-name="ce1" table:formula="of:=[.E62]+[.F62]" office:value-type="float" office:value="67" calcext:value-type="float">
            <text:p>67</text:p>
          </table:table-cell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11" table:formula="of:=TRUNC([.L62]/([.L62]+[.M62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" table:formula="of:=[.L62]+[.M62]" office:value-type="float" office:value="131" calcext:value-type="float">
            <text:p>131</text:p>
          </table:table-cell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11" table:formula="of:=TRUNC([.S62]/([.S62]+[.T62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" table:formula="of:=[.S62]+[.T62]" office:value-type="float" office:value="131" calcext:value-type="float">
            <text:p>131</text:p>
          </table:table-cell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11" table:formula="of:=TRUNC([.Z62]/([.Z62]+[.AA62])*100; 2)" office:value-type="float" office:value="0.77" calcext:value-type="float">
            <text:p>0.7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7" calcext:value-type="float">
            <text:p>257</text:p>
          </table:table-cell>
          <table:table-cell table:style-name="ce1" table:formula="of:=[.Z62]+[.AA62]" office:value-type="float" office:value="259" calcext:value-type="float">
            <text:p>259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ce12" table:number-columns-repeated="5"/>
          <table:table-cell table:number-columns-repeated="2"/>
          <table:table-cell table:style-name="ce12" table:number-columns-repeated="5"/>
          <table:table-cell table:number-columns-repeated="2"/>
          <table:table-cell table:style-name="ce12" table:number-columns-repeated="5"/>
          <table:table-cell table:number-columns-repeated="2"/>
          <table:table-cell table:style-name="ce12" table:number-columns-repeated="5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5" table:number-rows-spanned="1">
            <text:p>lines=3, Ways=0</text:p>
          </table:table-cell>
          <table:covered-table-cell table:number-columns-repeated="4" table:style-name="ce1"/>
          <table:table-cell table:number-columns-repeated="2"/>
          <table:table-cell table:style-name="ce11" office:value-type="string" calcext:value-type="string" table:number-columns-spanned="5" table:number-rows-spanned="1">
            <text:p>lines=3, Ways=0</text:p>
          </table:table-cell>
          <table:covered-table-cell table:number-columns-repeated="4" table:style-name="ce1"/>
          <table:table-cell table:number-columns-repeated="2"/>
          <table:table-cell table:style-name="ce11" office:value-type="string" calcext:value-type="string" table:number-columns-spanned="5" table:number-rows-spanned="1">
            <text:p>lines=3, Ways=0</text:p>
          </table:table-cell>
          <table:covered-table-cell table:number-columns-repeated="4" table:style-name="ce1"/>
          <table:table-cell table:number-columns-repeated="2"/>
          <table:table-cell table:style-name="ce11" office:value-type="string" calcext:value-type="string" table:number-columns-spanned="5" table:number-rows-spanned="1">
            <text:p>lines=3, Ways=0</text:p>
          </table:table-cell>
          <table:covered-table-cell table:number-columns-repeated="4" table:style-name="ce1"/>
          <table:table-cell/>
        </table:table-row>
        <table:table-row table:style-name="ro2">
          <table:table-cell table:number-columns-repeated="2"/>
          <table:table-cell table:style-name="ce11" office:value-type="string" calcext:value-type="string">
            <text:p>Block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number-columns-repeated="2"/>
          <table:table-cell table:style-name="ce11" office:value-type="string" calcext:value-type="string">
            <text:p>Block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number-columns-repeated="2"/>
          <table:table-cell table:style-name="ce11" office:value-type="string" calcext:value-type="string">
            <text:p>Block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number-columns-repeated="2"/>
          <table:table-cell table:style-name="ce11" office:value-type="string" calcext:value-type="string">
            <text:p>Block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TRUNC([.E68]/([.E68]+[.F68])*100; 2)" office:value-type="float" office:value="1.49" calcext:value-type="float">
            <text:p>1.4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6" calcext:value-type="float">
            <text:p>66</text:p>
          </table:table-cell>
          <table:table-cell table:style-name="ce11" table:formula="of:=[.E68]+[.F68]" office:value-type="float" office:value="67" calcext:value-type="float">
            <text:p>67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TRUNC([.L68]/([.L68]+[.M68])*100; 2)" office:value-type="float" office:value="0.76" calcext:value-type="float">
            <text:p>0.7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[.L68]+[.M68]" office:value-type="float" office:value="131" calcext:value-type="float">
            <text:p>13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TRUNC([.S68]/([.S68]+[.T68])*100; 2)" office:value-type="float" office:value="0.76" calcext:value-type="float">
            <text:p>0.7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[.S68]+[.T68]" office:value-type="float" office:value="131" calcext:value-type="float">
            <text:p>13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TRUNC([.Z68]/([.Z68]+[.AA68])*100; 2)" office:value-type="float" office:value="0.38" calcext:value-type="float">
            <text:p>0.3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8" calcext:value-type="float">
            <text:p>258</text:p>
          </table:table-cell>
          <table:table-cell table:style-name="ce11" table:formula="of:=[.Z68]+[.AA68]" office:value-type="float" office:value="259" calcext:value-type="float">
            <text:p>259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TRUNC([.E69]/([.E69]+[.F69])*100; 2)" office:value-type="float" office:value="2.98" calcext:value-type="float">
            <text:p>2.9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[.E69]+[.F69]" office:value-type="float" office:value="67" calcext:value-type="float">
            <text:p>67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TRUNC([.L69]/([.L69]+[.M69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table:formula="of:=[.L69]+[.M69]" office:value-type="float" office:value="131" calcext:value-type="float">
            <text:p>131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TRUNC([.S69]/([.S69]+[.T69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table:formula="of:=[.S69]+[.T69]" office:value-type="float" office:value="131" calcext:value-type="float">
            <text:p>131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TRUNC([.Z69]/([.Z69]+[.AA69])*100; 2)" office:value-type="float" office:value="0.77" calcext:value-type="float">
            <text:p>0.7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table:formula="of:=[.Z69]+[.AA69]" office:value-type="float" office:value="259" calcext:value-type="float">
            <text:p>259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3" calcext:value-type="float">
            <text:p>3</text:p>
          </table:table-cell>
          <table:table-cell table:style-name="ce11" table:formula="of:=TRUNC([.E70]/([.E70]+[.F70])*100; 2)" office:value-type="float" office:value="2.98" calcext:value-type="float">
            <text:p>2.9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[.E70]+[.F70]" office:value-type="float" office:value="67" calcext:value-type="float">
            <text:p>67</text:p>
          </table:table-cell>
          <table:table-cell table:number-columns-repeated="2"/>
          <table:table-cell table:style-name="ce11" office:value-type="float" office:value="3" calcext:value-type="float">
            <text:p>3</text:p>
          </table:table-cell>
          <table:table-cell table:style-name="ce11" table:formula="of:=TRUNC([.L70]/([.L70]+[.M70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table:formula="of:=[.L70]+[.M70]" office:value-type="float" office:value="131" calcext:value-type="float">
            <text:p>131</text:p>
          </table:table-cell>
          <table:table-cell table:number-columns-repeated="2"/>
          <table:table-cell table:style-name="ce11" office:value-type="float" office:value="3" calcext:value-type="float">
            <text:p>3</text:p>
          </table:table-cell>
          <table:table-cell table:style-name="ce11" table:formula="of:=TRUNC([.S70]/([.S70]+[.T70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table:formula="of:=[.S70]+[.T70]" office:value-type="float" office:value="131" calcext:value-type="float">
            <text:p>131</text:p>
          </table:table-cell>
          <table:table-cell table:number-columns-repeated="2"/>
          <table:table-cell table:style-name="ce11" office:value-type="float" office:value="3" calcext:value-type="float">
            <text:p>3</text:p>
          </table:table-cell>
          <table:table-cell table:style-name="ce11" table:formula="of:=TRUNC([.Z70]/([.Z70]+[.AA70])*100; 2)" office:value-type="float" office:value="0.77" calcext:value-type="float">
            <text:p>0.7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table:formula="of:=[.Z70]+[.AA70]" office:value-type="float" office:value="259" calcext:value-type="float">
            <text:p>259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1" table:formula="of:=TRUNC([.E71]/([.E71]+[.F71])*100; 2)" office:value-type="float" office:value="47.76" calcext:value-type="float">
            <text:p>47.7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[.E71]+[.F71]" office:value-type="float" office:value="67" calcext:value-type="float">
            <text:p>67</text:p>
          </table:table-cell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1" table:formula="of:=TRUNC([.L71]/([.L71]+[.M71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table:formula="of:=[.L71]+[.M71]" office:value-type="float" office:value="131" calcext:value-type="float">
            <text:p>131</text:p>
          </table:table-cell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1" table:formula="of:=TRUNC([.S71]/([.S71]+[.T71])*100; 2)" office:value-type="float" office:value="45.03" calcext:value-type="float">
            <text:p>45.03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72" calcext:value-type="float">
            <text:p>72</text:p>
          </table:table-cell>
          <table:table-cell table:style-name="ce11" table:formula="of:=[.S71]+[.T71]" office:value-type="float" office:value="131" calcext:value-type="float">
            <text:p>131</text:p>
          </table:table-cell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1" table:formula="of:=TRUNC([.Z71]/([.Z71]+[.AA71])*100; 2)" office:value-type="float" office:value="0.77" calcext:value-type="float">
            <text:p>0.7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table:formula="of:=[.Z71]+[.AA71]" office:value-type="float" office:value="259" calcext:value-type="float">
            <text:p>259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11" table:formula="of:=TRUNC([.E72]/([.E72]+[.F72])*100; 2)" office:value-type="float" office:value="73.13" calcext:value-type="float">
            <text:p>73.1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formula="of:=[.E72]+[.F72]" office:value-type="float" office:value="67" calcext:value-type="float">
            <text:p>67</text:p>
          </table:table-cell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11" table:formula="of:=TRUNC([.L72]/([.L72]+[.M72])*100; 2)" office:value-type="float" office:value="49.61" calcext:value-type="float">
            <text:p>49.61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table:formula="of:=[.L72]+[.M72]" office:value-type="float" office:value="131" calcext:value-type="float">
            <text:p>131</text:p>
          </table:table-cell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11" table:formula="of:=TRUNC([.S72]/([.S72]+[.T72])*100; 2)" office:value-type="float" office:value="71.75" calcext:value-type="float">
            <text:p>71.75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37" calcext:value-type="float">
            <text:p>37</text:p>
          </table:table-cell>
          <table:table-cell table:style-name="ce11" table:formula="of:=[.S72]+[.T72]" office:value-type="float" office:value="131" calcext:value-type="float">
            <text:p>131</text:p>
          </table:table-cell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11" table:formula="of:=TRUNC([.Z72]/([.Z72]+[.AA72])*100; 2)" office:value-type="float" office:value="48.64" calcext:value-type="float">
            <text:p>48.64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table:formula="of:=[.Z72]+[.AA72]" office:value-type="float" office:value="259" calcext:value-type="float">
            <text:p>259</text:p>
          </table:table-cell>
          <table:table-cell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5" table:number-rows-spanned="1">
            <text:p>lines=3, blocks=2</text:p>
          </table:table-cell>
          <table:covered-table-cell table:number-columns-repeated="4" table:style-name="ce1"/>
          <table:table-cell table:number-columns-repeated="2"/>
          <table:table-cell table:style-name="ce11" office:value-type="string" calcext:value-type="string" table:number-columns-spanned="5" table:number-rows-spanned="1">
            <text:p>lines=3, blocks=2</text:p>
          </table:table-cell>
          <table:covered-table-cell table:number-columns-repeated="4" table:style-name="ce1"/>
          <table:table-cell table:number-columns-repeated="2"/>
          <table:table-cell table:style-name="ce11" office:value-type="string" calcext:value-type="string" table:number-columns-spanned="5" table:number-rows-spanned="1">
            <text:p>lines=3, blocks=2</text:p>
          </table:table-cell>
          <table:covered-table-cell table:number-columns-repeated="4" table:style-name="ce1"/>
          <table:table-cell table:number-columns-repeated="2"/>
          <table:table-cell table:style-name="ce11" office:value-type="string" calcext:value-type="string" table:number-columns-spanned="5" table:number-rows-spanned="1">
            <text:p>lines=3, blocks=2</text:p>
          </table:table-cell>
          <table:covered-table-cell table:number-columns-repeated="4" table:style-name="ce1"/>
          <table:table-cell/>
        </table:table-row>
        <table:table-row table:style-name="ro2">
          <table:table-cell table:number-columns-repeated="2"/>
          <table:table-cell table:style-name="ce11" office:value-type="string" calcext:value-type="string">
            <text:p>Way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number-columns-repeated="2"/>
          <table:table-cell table:style-name="ce11" office:value-type="string" calcext:value-type="string">
            <text:p>Way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number-columns-repeated="2"/>
          <table:table-cell table:style-name="ce11" office:value-type="string" calcext:value-type="string">
            <text:p>Way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number-columns-repeated="2"/>
          <table:table-cell table:style-name="ce11" office:value-type="string" calcext:value-type="string">
            <text:p>Way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0" calcext:value-type="float">
            <text:p>0</text:p>
          </table:table-cell>
          <table:table-cell table:style-name="ce11" table:formula="of:=TRUNC([.E78]/([.E78]+[.F78])*100; 2)" office:value-type="float" office:value="2.98" calcext:value-type="float">
            <text:p>2.9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[.E78]+[.F78]" office:value-type="float" office:value="67" calcext:value-type="float">
            <text:p>67</text:p>
          </table:table-cell>
          <table:table-cell table:number-columns-repeated="2"/>
          <table:table-cell table:style-name="ce11" office:value-type="float" office:value="0" calcext:value-type="float">
            <text:p>0</text:p>
          </table:table-cell>
          <table:table-cell table:style-name="ce11" table:formula="of:=TRUNC([.L78]/([.L78]+[.M78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table:formula="of:=[.L78]+[.M78]" office:value-type="float" office:value="131" calcext:value-type="float">
            <text:p>131</text:p>
          </table:table-cell>
          <table:table-cell table:number-columns-repeated="2"/>
          <table:table-cell table:style-name="ce11" office:value-type="float" office:value="0" calcext:value-type="float">
            <text:p>0</text:p>
          </table:table-cell>
          <table:table-cell table:style-name="ce11" table:formula="of:=TRUNC([.S78]/([.S78]+[.T78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table:formula="of:=[.S78]+[.T78]" office:value-type="float" office:value="131" calcext:value-type="float">
            <text:p>131</text:p>
          </table:table-cell>
          <table:table-cell table:number-columns-repeated="2"/>
          <table:table-cell table:style-name="ce11" office:value-type="float" office:value="0" calcext:value-type="float">
            <text:p>0</text:p>
          </table:table-cell>
          <table:table-cell table:style-name="ce11" table:formula="of:=TRUNC([.Z78]/([.Z78]+[.AA78])*100; 2)" office:value-type="float" office:value="0.77" calcext:value-type="float">
            <text:p>0.7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table:formula="of:=[.Z78]+[.AA78]" office:value-type="float" office:value="259" calcext:value-type="float">
            <text:p>259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TRUNC([.E79]/([.E79]+[.F79])*100; 2)" office:value-type="float" office:value="2.98" calcext:value-type="float">
            <text:p>2.9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[.E79]+[.F79]" office:value-type="float" office:value="67" calcext:value-type="float">
            <text:p>67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TRUNC([.L79]/([.L79]+[.M79])*100; 2)" office:value-type="float" office:value="74.61" calcext:value-type="float">
            <text:p>74.6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3" calcext:value-type="float">
            <text:p>33</text:p>
          </table:table-cell>
          <table:table-cell table:style-name="ce11" table:formula="of:=[.L79]+[.M79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TRUNC([.S79]/([.S79]+[.T79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table:formula="of:=[.S79]+[.T79]" office:value-type="float" office:value="131" calcext:value-type="float">
            <text:p>13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TRUNC([.Z79]/([.Z79]+[.AA79])*100; 2)" office:value-type="float" office:value="0.77" calcext:value-type="float">
            <text:p>0.7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table:formula="of:=[.Z79]+[.AA79]" office:value-type="float" office:value="259" calcext:value-type="float">
            <text:p>259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TRUNC([.E80]/([.E80]+[.F80])*100; 2)" office:value-type="float" office:value="2.98" calcext:value-type="float">
            <text:p>2.9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[.E80]+[.F80]" office:value-type="float" office:value="67" calcext:value-type="float">
            <text:p>67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TRUNC([.L80]/([.L80]+[.M80])*100; 2)" office:value-type="float" office:value="74.61" calcext:value-type="float">
            <text:p>74.6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3" calcext:value-type="float">
            <text:p>33</text:p>
          </table:table-cell>
          <table:table-cell table:style-name="ce11" table:formula="of:=[.L80]+[.M80]" office:value-type="float" office:value="130" calcext:value-type="float">
            <text:p>130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TRUNC([.S80]/([.S80]+[.T80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table:formula="of:=[.S80]+[.T80]" office:value-type="float" office:value="131" calcext:value-type="float">
            <text:p>131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table:formula="of:=TRUNC([.Z80]/([.Z80]+[.AA80])*100; 2)" office:value-type="float" office:value="0.77" calcext:value-type="float">
            <text:p>0.7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table:formula="of:=[.Z80]+[.AA80]" office:value-type="float" office:value="259" calcext:value-type="float">
            <text:p>259</text:p>
          </table:table-cell>
          <table:table-cell/>
        </table:table-row>
        <table:table-row table:style-name="ro1">
          <table:table-cell table:number-columns-repeated="2"/>
          <table:table-cell table:style-name="ce11" table:number-columns-repeated="5"/>
          <table:table-cell table:number-columns-repeated="2"/>
          <table:table-cell table:style-name="ce11" table:number-columns-repeated="5"/>
          <table:table-cell table:number-columns-repeated="2"/>
          <table:table-cell table:style-name="ce11" table:number-columns-repeated="5"/>
          <table:table-cell table:number-columns-repeated="2"/>
          <table:table-cell table:style-name="ce11" table:number-columns-repeated="5"/>
          <table:table-cell/>
        </table:table-row>
        <table:table-row table:style-name="ro1">
          <table:table-cell/>
          <table:table-cell table:style-name="ce5"/>
          <table:table-cell table:style-name="ce13" table:number-columns-repeated="5"/>
          <table:table-cell table:style-name="ce19"/>
          <table:table-cell table:style-name="ce5"/>
          <table:table-cell table:style-name="ce13" table:number-columns-repeated="5"/>
          <table:table-cell table:style-name="ce19"/>
          <table:table-cell table:style-name="ce5"/>
          <table:table-cell table:style-name="ce13" table:number-columns-repeated="5"/>
          <table:table-cell table:style-name="ce19"/>
          <table:table-cell table:style-name="ce5"/>
          <table:table-cell table:style-name="ce13" table:number-columns-repeated="5"/>
          <table:table-cell table:style-name="ce19"/>
        </table:table-row>
        <table:table-row table:style-name="ro1">
          <table:table-cell/>
          <table:table-cell table:style-name="ce6" table:number-columns-repeated="28"/>
        </table:table-row>
        <table:table-row table:style-name="ro1">
          <table:table-cell/>
          <table:table-cell table:style-name="ce7"/>
          <table:table-cell table:style-name="ce14" table:number-columns-repeated="5"/>
          <table:table-cell table:style-name="ce20"/>
          <table:table-cell table:style-name="ce7"/>
          <table:table-cell table:style-name="ce14" table:number-columns-repeated="5"/>
          <table:table-cell table:style-name="ce20"/>
          <table:table-cell table:style-name="ce7"/>
          <table:table-cell table:style-name="ce14" table:number-columns-repeated="5"/>
          <table:table-cell table:style-name="ce20"/>
          <table:table-cell table:style-name="ce7"/>
          <table:table-cell table:style-name="ce14" table:number-columns-repeated="5"/>
          <table:table-cell table:style-name="ce20"/>
        </table:table-row>
        <table:table-row table:style-name="ro1">
          <table:table-cell table:number-columns-repeated="3"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number-columns-repeated="3"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number-columns-repeated="3"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number-columns-repeated="3"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rite Back with Allocate</text:p>
          </table:table-cell>
          <table:table-cell table:formula="of:=TRUNC(100*[.E86]/([.E86]+[.F86]); 2)" office:value-type="float" office:value="16.66" calcext:value-type="float">
            <text:p>16.6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E86]+[.F86]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Write Back with Allocate</text:p>
          </table:table-cell>
          <table:table-cell table:formula="of:=TRUNC(100*[.L86]/([.L86]+[.M86]); 2)" office:value-type="float" office:value="1.52" calcext:value-type="float">
            <text:p>1.52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formula="of:=[.L86]+[.M86]"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Write Back with Allocate</text:p>
          </table:table-cell>
          <table:table-cell table:formula="of:=TRUNC(100*[.S86]/([.S86]+[.T86]); 2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S86]+[.T86]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Write Back with Allocate</text:p>
          </table:table-cell>
          <table:table-cell table:formula="of:=TRUNC(100*[.Z86]/([.Z86]+[.AA86]); 2)" office:value-type="float" office:value="0.77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formula="of:=[.Z86]+[.AA86]" office:value-type="float" office:value="259" calcext:value-type="float">
            <text:p>2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rite Back without Allocate</text:p>
          </table:table-cell>
          <table:table-cell table:formula="of:=TRUNC(100*[.E87]/([.E87]+[.F87]); 2)" office:value-type="float" office:value="16.66" calcext:value-type="float">
            <text:p>16.6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E87]+[.F87]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Write Back without Allocate</text:p>
          </table:table-cell>
          <table:table-cell table:formula="of:=TRUNC(100*[.L87]/([.L87]+[.M87]); 2)" office:value-type="float" office:value="1.52" calcext:value-type="float">
            <text:p>1.52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formula="of:=[.L87]+[.M87]"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Write Back without Allocate</text:p>
          </table:table-cell>
          <table:table-cell table:formula="of:=TRUNC(100*[.S87]/([.S87]+[.T87]); 2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S87]+[.T87]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Write Back without Allocate</text:p>
          </table:table-cell>
          <table:table-cell table:formula="of:=TRUNC(100*[.Z87]/([.Z87]+[.AA87]); 2)" office:value-type="float" office:value="0.77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formula="of:=[.Z87]+[.AA87]" office:value-type="float" office:value="259" calcext:value-type="float">
            <text:p>2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rite Through with Allocate</text:p>
          </table:table-cell>
          <table:table-cell table:formula="of:=TRUNC(100*[.E88]/([.E88]+[.F88]); 2)" office:value-type="float" office:value="16.66" calcext:value-type="float">
            <text:p>16.6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E88]+[.F88]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Write Through with Allocate</text:p>
          </table:table-cell>
          <table:table-cell table:formula="of:=TRUNC(100*[.L88]/([.L88]+[.M88]); 2)" office:value-type="float" office:value="1.52" calcext:value-type="float">
            <text:p>1.52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formula="of:=[.L88]+[.M88]"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Write Through with Allocate</text:p>
          </table:table-cell>
          <table:table-cell table:formula="of:=TRUNC(100*[.S88]/([.S88]+[.T88]); 2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S88]+[.T88]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Write Through with Allocate</text:p>
          </table:table-cell>
          <table:table-cell table:formula="of:=TRUNC(100*[.Z88]/([.Z88]+[.AA88]); 2)" office:value-type="float" office:value="0.77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formula="of:=[.Z88]+[.AA88]" office:value-type="float" office:value="259" calcext:value-type="float">
            <text:p>2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rite Through without Allocate</text:p>
          </table:table-cell>
          <table:table-cell table:formula="of:=TRUNC(100*[.E89]/([.E89]+[.F89]); 2)" office:value-type="float" office:value="16.66" calcext:value-type="float">
            <text:p>16.6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E89]+[.F89]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Write Through without Allocate</text:p>
          </table:table-cell>
          <table:table-cell table:formula="of:=TRUNC(100*[.L89]/([.L89]+[.M89]); 2)" office:value-type="float" office:value="1.52" calcext:value-type="float">
            <text:p>1.52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formula="of:=[.L89]+[.M89]"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Write Through without Allocate</text:p>
          </table:table-cell>
          <table:table-cell table:formula="of:=TRUNC(100*[.S89]/([.S89]+[.T89]); 2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S89]+[.T89]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Write Through without Allocate</text:p>
          </table:table-cell>
          <table:table-cell table:formula="of:=TRUNC(100*[.Z89]/([.Z89]+[.AA89]); 2)" office:value-type="float" office:value="0.77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formula="of:=[.Z89]+[.AA89]" office:value-type="float" office:value="259" calcext:value-type="float">
            <text:p>259</text:p>
          </table:table-cell>
          <table:table-cell/>
        </table:table-row>
        <table:table-row table:style-name="ro1">
          <table:table-cell/>
          <table:table-cell table:style-name="ce5"/>
          <table:table-cell table:style-name="ce15" table:number-columns-repeated="5"/>
          <table:table-cell table:style-name="ce19"/>
          <table:table-cell table:style-name="ce5"/>
          <table:table-cell table:style-name="ce15" table:number-columns-repeated="5"/>
          <table:table-cell table:style-name="ce19"/>
          <table:table-cell table:style-name="ce5"/>
          <table:table-cell table:style-name="ce15" table:number-columns-repeated="5"/>
          <table:table-cell table:style-name="ce19"/>
          <table:table-cell table:style-name="ce5"/>
          <table:table-cell table:style-name="ce15" table:number-columns-repeated="5"/>
          <table:table-cell table:style-name="ce19"/>
        </table:table-row>
        <table:table-row table:style-name="ro1">
          <table:table-cell/>
          <table:table-cell table:style-name="ce6" table:number-columns-repeated="28"/>
        </table:table-row>
        <table:table-row table:style-name="ro1">
          <table:table-cell/>
          <table:table-cell table:style-name="ce7"/>
          <table:table-cell table:style-name="ce14" table:number-columns-repeated="5"/>
          <table:table-cell table:style-name="ce20"/>
          <table:table-cell table:style-name="ce7"/>
          <table:table-cell table:style-name="ce14" table:number-columns-repeated="5"/>
          <table:table-cell table:style-name="ce20"/>
          <table:table-cell table:style-name="ce7"/>
          <table:table-cell table:style-name="ce14" table:number-columns-repeated="5"/>
          <table:table-cell table:style-name="ce20"/>
          <table:table-cell table:style-name="ce7"/>
          <table:table-cell table:style-name="ce14" table:number-columns-repeated="5"/>
          <table:table-cell table:style-name="ce20"/>
        </table:table-row>
        <table:table-row table:style-name="ro1">
          <table:table-cell table:number-columns-repeated="3"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number-columns-repeated="3"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number-columns-repeated="3"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number-columns-repeated="3"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2-entry 4-word direct mapped</text:p>
          </table:table-cell>
          <table:table-cell table:formula="of:=TRUNC(100*[.E94]/([.E94]+[.F94]); 2)" office:value-type="float" office:value="2.98" calcext:value-type="float">
            <text:p>2.9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formula="of:=[.E94]+[.F94]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32-entry 4-word direct mapped</text:p>
          </table:table-cell>
          <table:table-cell table:formula="of:=TRUNC(100*[.L94]/([.L94]+[.M94]); 2)" office:value-type="float" office:value="1.52" calcext:value-type="float">
            <text:p>1.52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formula="of:=[.L94]+[.M94]"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32-entry 4-word direct mapped</text:p>
          </table:table-cell>
          <table:table-cell table:formula="of:=TRUNC(100*[.S94]/([.S94]+[.T94]); 2)" office:value-type="float" office:value="1.52" calcext:value-type="float">
            <text:p>1.52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formula="of:=[.S94]+[.T94]"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32-entry 4-word direct mapped</text:p>
          </table:table-cell>
          <table:table-cell table:formula="of:=TRUNC(100*[.Z94]/([.Z94]+[.AA94]); 2)" office:value-type="float" office:value="0.77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formula="of:=[.Z94]+[.AA94]" office:value-type="float" office:value="259" calcext:value-type="float">
            <text:p>2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2-entry 4-word 2-way set associative</text:p>
          </table:table-cell>
          <table:table-cell table:formula="of:=TRUNC(100*[.E95]/([.E95]+[.F95]); 2)" office:value-type="float" office:value="2.98" calcext:value-type="float">
            <text:p>2.9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formula="of:=[.E95]+[.F95]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32-entry 4-word 2-way set associative</text:p>
          </table:table-cell>
          <table:table-cell table:formula="of:=TRUNC(100*[.L95]/([.L95]+[.M95]); 2)" office:value-type="float" office:value="1.52" calcext:value-type="float">
            <text:p>1.52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formula="of:=[.L95]+[.M95]"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32-entry 4-word 2-way set associative</text:p>
          </table:table-cell>
          <table:table-cell table:formula="of:=TRUNC(100*[.S95]/([.S95]+[.T95]); 2)" office:value-type="float" office:value="1.52" calcext:value-type="float">
            <text:p>1.52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formula="of:=[.S95]+[.T95]"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32-entry 4-word 2-way set associative</text:p>
          </table:table-cell>
          <table:table-cell table:formula="of:=TRUNC(100*[.Z95]/([.Z95]+[.AA95]); 2)" office:value-type="float" office:value="0.77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formula="of:=[.Z95]+[.AA95]" office:value-type="float" office:value="259" calcext:value-type="float">
            <text:p>2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2-entry 4-word fully associative</text:p>
          </table:table-cell>
          <table:table-cell table:formula="of:=TRUNC(100*[.E96]/([.E96]+[.F96]); 2)" office:value-type="float" office:value="2.98" calcext:value-type="float">
            <text:p>2.9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formula="of:=[.E96]+[.F96]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32-entry 4-word fully associative</text:p>
          </table:table-cell>
          <table:table-cell table:formula="of:=TRUNC(100*[.L96]/([.L96]+[.M96]); 2)" office:value-type="float" office:value="1.52" calcext:value-type="float">
            <text:p>1.52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formula="of:=[.L96]+[.M96]"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32-entry 4-word fully associative</text:p>
          </table:table-cell>
          <table:table-cell table:formula="of:=TRUNC(100*[.S96]/([.S96]+[.T96]); 2)" office:value-type="float" office:value="1.52" calcext:value-type="float">
            <text:p>1.52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formula="of:=[.S96]+[.T96]"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32-entry 4-word fully associative</text:p>
          </table:table-cell>
          <table:table-cell table:formula="of:=TRUNC(100*[.Z96]/([.Z96]+[.AA96]); 2)" office:value-type="float" office:value="0.77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formula="of:=[.Z96]+[.AA96]" office:value-type="float" office:value="259" calcext:value-type="float">
            <text:p>259</text:p>
          </table:table-cell>
          <table:table-cell/>
        </table:table-row>
        <table:table-row table:style-name="ro1">
          <table:table-cell/>
          <table:table-cell table:style-name="ce5"/>
          <table:table-cell table:style-name="ce15" table:number-columns-repeated="5"/>
          <table:table-cell table:style-name="ce19"/>
          <table:table-cell table:style-name="ce5"/>
          <table:table-cell table:style-name="ce15" table:number-columns-repeated="5"/>
          <table:table-cell table:style-name="ce19"/>
          <table:table-cell table:style-name="ce5"/>
          <table:table-cell table:style-name="ce15" table:number-columns-repeated="5"/>
          <table:table-cell table:style-name="ce19"/>
          <table:table-cell table:style-name="ce5"/>
          <table:table-cell table:style-name="ce15" table:number-columns-repeated="5"/>
          <table:table-cell table:style-name="ce19"/>
        </table:table-row>
        <table:table-row table:style-name="ro1" table:number-rows-repeated="3"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">
          <table:table-cell/>
          <table:table-cell table:style-name="ce8" office:value-type="string" calcext:value-type="string" table:number-columns-spanned="28" table:number-rows-spanned="1">
            <text:p>PROGRAM-3</text:p>
          </table:table-cell>
          <table:covered-table-cell table:number-columns-repeated="26" table:style-name="ce16"/>
          <table:covered-table-cell table:style-name="ce21"/>
        </table:table-row>
        <table:table-row table:style-name="ro1">
          <table:table-cell/>
          <table:table-cell table:style-name="ce7"/>
          <table:table-cell table:style-name="ce14" table:number-columns-repeated="5"/>
          <table:table-cell table:style-name="ce20"/>
          <table:table-cell table:style-name="ce7"/>
          <table:table-cell table:style-name="ce14" table:number-columns-repeated="5"/>
          <table:table-cell table:style-name="ce20"/>
          <table:table-cell table:style-name="ce7"/>
          <table:table-cell table:style-name="ce14" table:number-columns-repeated="5"/>
          <table:table-cell table:style-name="ce20"/>
          <table:table-cell table:style-name="ce7"/>
          <table:table-cell table:style-name="ce14" table:number-columns-repeated="5"/>
          <table:table-cell table:style-name="ce20"/>
        </table:table-row>
        <table:table-row table:style-name="ro1">
          <table:table-cell table:number-columns-repeated="3"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number-columns-repeated="3"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number-columns-repeated="3"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number-columns-repeated="3"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2-entry 4-word direct mapped</text:p>
          </table:table-cell>
          <table:table-cell table:formula="of:=TRUNC(100*[.E104]/([.E104]+[.F104]); 2)" office:value-type="float" office:value="1.53" calcext:value-type="float">
            <text:p>1.53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formula="of:=[.E104]+[.F104]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32-entry 4-word direct mapped</text:p>
          </table:table-cell>
          <table:table-cell table:formula="of:=TRUNC(100*[.L104]/([.L104]+[.M104]); 2)" office:value-type="float" office:value="1.16" calcext:value-type="float">
            <text:p>1.16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table:formula="of:=[.L104]+[.M104]"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32-entry 4-word direct mapped</text:p>
          </table:table-cell>
          <table:table-cell table:formula="of:=TRUNC(100*[.S104]/([.S104]+[.T104]); 2)" office:value-type="float" office:value="1.16" calcext:value-type="float">
            <text:p>1.16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table:formula="of:=[.S104]+[.T104]"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32-entry 4-word direct mapped</text:p>
          </table:table-cell>
          <table:table-cell table:formula="of:=TRUNC(100*[.Z104]/([.Z104]+[.AA104]); 2)" office:value-type="float" office:value="1.16" calcext:value-type="float">
            <text:p>1.16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table:formula="of:=[.Z104]+[.AA104]" office:value-type="float" office:value="258" calcext:value-type="float">
            <text:p>2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2-entry 4-word 2-way set associative</text:p>
          </table:table-cell>
          <table:table-cell table:formula="of:=TRUNC(100*[.E105]/([.E105]+[.F105]); 2)" office:value-type="float" office:value="73.84" calcext:value-type="float">
            <text:p>73.84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table:formula="of:=[.E105]+[.F105]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32-entry 4-word 2-way set associative</text:p>
          </table:table-cell>
          <table:table-cell table:formula="of:=TRUNC(100*[.L105]/([.L105]+[.M105]); 2)" office:value-type="float" office:value="74.41" calcext:value-type="float">
            <text:p>74.41</text:p>
          </table:table-cell>
          <table:table-cell office:value-type="float" office:value="192" calcext:value-type="float">
            <text:p>192</text:p>
          </table:table-cell>
          <table:table-cell office:value-type="float" office:value="66" calcext:value-type="float">
            <text:p>66</text:p>
          </table:table-cell>
          <table:table-cell table:formula="of:=[.L105]+[.M105]"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32-entry 4-word 2-way set associative</text:p>
          </table:table-cell>
          <table:table-cell table:formula="of:=TRUNC(100*[.S105]/([.S105]+[.T105]); 2)" office:value-type="float" office:value="74.41" calcext:value-type="float">
            <text:p>74.41</text:p>
          </table:table-cell>
          <table:table-cell office:value-type="float" office:value="192" calcext:value-type="float">
            <text:p>192</text:p>
          </table:table-cell>
          <table:table-cell office:value-type="float" office:value="66" calcext:value-type="float">
            <text:p>66</text:p>
          </table:table-cell>
          <table:table-cell table:formula="of:=[.S105]+[.T105]"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32-entry 4-word 2-way set associative</text:p>
          </table:table-cell>
          <table:table-cell table:formula="of:=TRUNC(100*[.Z105]/([.Z105]+[.AA105]); 2)" office:value-type="float" office:value="74.7" calcext:value-type="float">
            <text:p>74.7</text:p>
          </table:table-cell>
          <table:table-cell office:value-type="float" office:value="384" calcext:value-type="float">
            <text:p>384</text:p>
          </table:table-cell>
          <table:table-cell office:value-type="float" office:value="130" calcext:value-type="float">
            <text:p>130</text:p>
          </table:table-cell>
          <table:table-cell table:formula="of:=[.Z105]+[.AA105]" office:value-type="float" office:value="514" calcext:value-type="float">
            <text:p>5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2-entry 4-word fully associative</text:p>
          </table:table-cell>
          <table:table-cell table:formula="of:=TRUNC(100*[.E106]/([.E106]+[.F106]); 2)" office:value-type="float" office:value="73.84" calcext:value-type="float">
            <text:p>73.84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table:formula="of:=[.E106]+[.F106]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32-entry 4-word fully associative</text:p>
          </table:table-cell>
          <table:table-cell table:formula="of:=TRUNC(100*[.L106]/([.L106]+[.M106]); 2)" office:value-type="float" office:value="74.41" calcext:value-type="float">
            <text:p>74.41</text:p>
          </table:table-cell>
          <table:table-cell office:value-type="float" office:value="192" calcext:value-type="float">
            <text:p>192</text:p>
          </table:table-cell>
          <table:table-cell office:value-type="float" office:value="66" calcext:value-type="float">
            <text:p>66</text:p>
          </table:table-cell>
          <table:table-cell table:formula="of:=[.L106]+[.M106]"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32-entry 4-word fully associative</text:p>
          </table:table-cell>
          <table:table-cell table:formula="of:=TRUNC(100*[.S106]/([.S106]+[.T106]); 2)" office:value-type="float" office:value="74.41" calcext:value-type="float">
            <text:p>74.41</text:p>
          </table:table-cell>
          <table:table-cell office:value-type="float" office:value="192" calcext:value-type="float">
            <text:p>192</text:p>
          </table:table-cell>
          <table:table-cell office:value-type="float" office:value="66" calcext:value-type="float">
            <text:p>66</text:p>
          </table:table-cell>
          <table:table-cell table:formula="of:=[.S106]+[.T106]"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32-entry 4-word fully associative</text:p>
          </table:table-cell>
          <table:table-cell table:formula="of:=TRUNC(100*[.Z106]/([.Z106]+[.AA106]); 2)" office:value-type="float" office:value="74.7" calcext:value-type="float">
            <text:p>74.7</text:p>
          </table:table-cell>
          <table:table-cell office:value-type="float" office:value="384" calcext:value-type="float">
            <text:p>384</text:p>
          </table:table-cell>
          <table:table-cell office:value-type="float" office:value="130" calcext:value-type="float">
            <text:p>130</text:p>
          </table:table-cell>
          <table:table-cell table:formula="of:=[.Z106]+[.AA106]" office:value-type="float" office:value="514" calcext:value-type="float">
            <text:p>514</text:p>
          </table:table-cell>
          <table:table-cell/>
        </table:table-row>
        <table:table-row table:style-name="ro1">
          <table:table-cell/>
          <table:table-cell table:style-name="ce5"/>
          <table:table-cell table:style-name="ce15" table:number-columns-repeated="5"/>
          <table:table-cell table:style-name="ce19"/>
          <table:table-cell table:style-name="ce5"/>
          <table:table-cell table:style-name="ce15" table:number-columns-repeated="5"/>
          <table:table-cell table:style-name="ce19"/>
          <table:table-cell table:style-name="ce5"/>
          <table:table-cell table:style-name="ce15" table:number-columns-repeated="5"/>
          <table:table-cell table:style-name="ce19"/>
          <table:table-cell table:style-name="ce5"/>
          <table:table-cell table:style-name="ce15" table:number-columns-repeated="5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10:10:11.795721007</meta:creation-date>
    <dc:date>2022-11-19T11:35:12.615024429</dc:date>
    <meta:editing-duration>PT8M28S</meta:editing-duration>
    <meta:editing-cycles>1</meta:editing-cycles>
    <meta:document-statistic meta:table-count="1" meta:cell-count="1095" meta:object-count="0"/>
    <meta:generator>LibreOffice/7.3.6.2$Linux_X86_64 LibreOffice_project/30$Build-2</meta:generator>
  </office:meta>
</office:document-meta>
</file>